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3.941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3.941cm" fo:min-width="3.691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3.941cm" fo:min-width="3.69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3.941cm" fo:min-width="3.691cm"/>
    </style:style>
    <style:style style:name="gr6" style:family="graphic" style:parent-style-name="standard">
      <style:graphic-properties draw:fill-color="#aea79f" draw:textarea-horizontal-align="justify" draw:textarea-vertical-align="middle" draw:auto-grow-height="false" fo:min-height="10.197cm" fo:min-width="3.691cm"/>
    </style:style>
    <style:style style:name="gr7" style:family="graphic" style:parent-style-name="standard">
      <style:graphic-properties draw:fill-color="#996666" draw:textarea-horizontal-align="justify" draw:textarea-vertical-align="middle" draw:auto-grow-height="false" fo:min-height="3.941cm" fo:min-width="3.691cm"/>
    </style:style>
    <style:style style:name="gr8" style:family="graphic" style:parent-style-name="standard">
      <style:graphic-properties draw:fill-color="#996666" draw:textarea-horizontal-align="justify" draw:textarea-vertical-align="middle" draw:auto-grow-height="false" fo:min-height="2.371cm" fo:min-width="3.691cm"/>
    </style:style>
    <style:style style:name="gr9" style:family="graphic" style:parent-style-name="standard">
      <style:graphic-properties draw:fill-color="#996666" draw:textarea-horizontal-align="justify" draw:textarea-vertical-align="middle" draw:auto-grow-height="false" fo:min-height="2.162cm" fo:min-width="3.691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4.145cm"/>
    </style:style>
    <style:style style:name="gr12" style:family="graphic" style:parent-style-name="standard">
      <style:graphic-properties draw:textarea-horizontal-align="justify" draw:textarea-vertical-align="middle" draw:auto-grow-height="false" fo:min-height="2.669cm" fo:min-width="2.419cm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2.669cm" fo:min-width="2.419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2.669cm" fo:min-width="2.419cm"/>
    </style:style>
    <style:style style:name="gr15" style:family="graphic" style:parent-style-name="standard">
      <style:graphic-properties draw:fill-color="#ff420e" draw:textarea-horizontal-align="justify" draw:textarea-vertical-align="middle" draw:auto-grow-height="false" fo:min-height="2.669cm" fo:min-width="2.419cm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2.669cm" fo:min-width="2.419cm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 fo:min-height="2.669cm" fo:min-width="2.419cm"/>
    </style:style>
    <style:style style:name="gr18" style:family="graphic" style:parent-style-name="standard">
      <style:graphic-properties draw:fill-color="#660066" draw:textarea-horizontal-align="justify" draw:textarea-vertical-align="middle" draw:auto-grow-height="false" fo:min-height="2.669cm" fo:min-width="2.419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ff420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-color="#aea79f"/>
      <style:paragraph-properties fo:text-align="center"/>
    </style:style>
    <style:style style:name="P7" style:family="paragraph">
      <loext:graphic-properties draw:fill-color="#996666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8080"/>
      <style:paragraph-properties fo:text-align="center"/>
    </style:style>
    <style:style style:name="P10" style:family="paragraph">
      <loext:graphic-properties draw:fill-color="#ccffcc"/>
      <style:paragraph-properties fo:text-align="center"/>
    </style:style>
    <style:style style:name="P11" style:family="paragraph">
      <loext:graphic-properties draw:fill-color="#6600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4.191cm" svg:x="7.858cm" svg:y="8.683cm">
          <text:p text:style-name="P1">Dec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191cm" svg:height="4.191cm" svg:x="7.877cm" svg:y="2.502cm">
          <text:p text:style-name="P1">Fetch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191cm" svg:height="4.191cm" svg:x="7.858cm" svg:y="14.783cm">
          <text:p text:style-name="P1">Decod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953cm" svg:y1="12.874cm" svg:x2="9.953cm" svg:y2="14.783cm" draw:start-shape="id1" draw:end-shape="id2" draw:end-glue-point="0" svg:d="M9953 12874v1909" svg:viewBox="0 0 1 1910">
          <text:p/>
        </draw:connector>
        <draw:connector draw:style-name="gr4" draw:text-style-name="P4" draw:layer="layout" draw:type="line" svg:x1="9.972cm" svg:y1="6.693cm" svg:x2="9.953cm" svg:y2="8.683cm" draw:start-shape="id3" draw:start-glue-point="2" draw:end-shape="id1" draw:end-glue-point="0" svg:d="M9972 6693l-19 1990" svg:viewBox="0 0 20 1991">
          <text:p/>
        </draw:connector>
        <draw:custom-shape draw:style-name="gr1" draw:text-style-name="P2" xml:id="id4" draw:id="id4" draw:layer="layout" svg:width="4.191cm" svg:height="4.191cm" svg:x="8.157cm" svg:y="8.982cm">
          <text:p text:style-name="P1">Dec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191cm" svg:height="4.191cm" svg:x="8.176cm" svg:y="2.801cm">
          <text:p text:style-name="P1">Fetch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191cm" svg:height="4.191cm" svg:x="8.157cm" svg:y="15.082cm">
          <text:p text:style-name="P1">Decod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252cm" svg:y1="13.173cm" svg:x2="10.252cm" svg:y2="15.082cm" draw:start-shape="id4" draw:end-shape="id5" draw:end-glue-point="0" svg:d="M10252 13173v1909" svg:viewBox="0 0 1 1910">
          <text:p/>
        </draw:connector>
        <draw:connector draw:style-name="gr4" draw:text-style-name="P4" draw:layer="layout" draw:type="line" svg:x1="10.271cm" svg:y1="6.992cm" svg:x2="10.252cm" svg:y2="8.982cm" draw:start-shape="id6" draw:start-glue-point="2" draw:end-shape="id4" draw:end-glue-point="0" svg:d="M10271 6992l-19 1990" svg:viewBox="0 0 20 1991">
          <text:p/>
        </draw:connector>
        <draw:custom-shape draw:style-name="gr1" draw:text-style-name="P2" xml:id="id7" draw:id="id7" draw:layer="layout" svg:width="4.191cm" svg:height="4.191cm" svg:x="8.557cm" svg:y="9.382cm">
          <text:p text:style-name="P1">Decode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191cm" svg:height="4.191cm" svg:x="8.576cm" svg:y="3.201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191cm" svg:height="4.191cm" svg:x="8.557cm" svg:y="15.482cm">
          <text:p text:style-name="P1">Execute</text:p>
          <text:p text:style-name="P1">(4-wide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652cm" svg:y1="13.573cm" svg:x2="10.652cm" svg:y2="15.482cm" draw:start-shape="id7" draw:end-shape="id8" draw:end-glue-point="0" svg:d="M10652 13573v1909" svg:viewBox="0 0 1 1910">
          <text:p/>
        </draw:connector>
        <draw:connector draw:style-name="gr4" draw:text-style-name="P4" draw:layer="layout" draw:type="line" svg:x1="10.671cm" svg:y1="7.392cm" svg:x2="10.652cm" svg:y2="9.382cm" draw:start-shape="id9" draw:start-glue-point="2" draw:end-shape="id7" draw:end-glue-point="0" svg:d="M10671 7392l-19 1990" svg:viewBox="0 0 20 1991">
          <text:p/>
        </draw:connector>
        <draw:custom-shape draw:style-name="gr5" draw:text-style-name="P5" xml:id="id10" draw:id="id10" draw:layer="layout" svg:width="4.191cm" svg:height="4.191cm" svg:x="13.576cm" svg:y="9.401cm">
          <text:p text:style-name="P1">Register File</text:p>
          <text:p text:style-name="P1">(16 reg.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748cm" svg:y1="17.577cm" svg:x2="15.671cm" svg:y2="13.592cm" draw:start-shape="id8" draw:start-glue-point="1" draw:end-shape="id10" draw:end-glue-point="2" svg:d="M12748 17577h2923v-3985" svg:viewBox="0 0 2924 3986">
          <text:p/>
        </draw:connector>
        <draw:connector draw:style-name="gr4" draw:text-style-name="P4" draw:layer="layout" svg:x1="15.671cm" svg:y1="9.401cm" svg:x2="12.767cm" svg:y2="5.296cm" draw:start-shape="id10" draw:start-glue-point="0" draw:end-shape="id9" draw:end-glue-point="1" svg:d="M15671 9401v-4105h-2904" svg:viewBox="0 0 2905 4106">
          <text:p/>
        </draw:connector>
        <draw:custom-shape draw:style-name="gr6" draw:text-style-name="P6" xml:id="id11" draw:id="id11" draw:layer="layout" svg:width="4.191cm" svg:height="10.447cm" svg:x="1.381cm" svg:y="2.524cm">
          <text:p text:style-name="P1">Data/Instr.</text:p>
          <text:p text:style-name="P1">Memory</text:p>
          <text:p text:style-name="P1">(65535 Bytes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572cm" svg:y1="7.747cm" svg:x2="8.576cm" svg:y2="5.296cm" draw:start-shape="id11" draw:start-glue-point="1" draw:end-shape="id9" draw:end-glue-point="3" svg:d="M5572 7747h1501v-2451h1503" svg:viewBox="0 0 3005 2452">
          <text:p/>
        </draw:connector>
        <draw:connector draw:style-name="gr4" draw:text-style-name="P4" draw:layer="layout" svg:x1="8.557cm" svg:y1="17.577cm" svg:x2="3.476cm" svg:y2="12.971cm" draw:start-shape="id8" draw:start-glue-point="3" draw:end-shape="id11" draw:end-glue-point="2" svg:d="M8557 17577h-5081v-4606" svg:viewBox="0 0 5082 4607">
          <text:p/>
        </draw:connector>
        <draw:custom-shape draw:style-name="gr7" draw:text-style-name="P7" xml:id="id12" draw:id="id12" draw:layer="layout" svg:width="4.191cm" svg:height="4.191cm" svg:x="18.615cm" svg:y="9.434cm">
          <text:p text:style-name="P1">Branch</text:p>
          <text:p text:style-name="P1">Predicto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748cm" svg:y1="17.577cm" svg:x2="20.71cm" svg:y2="13.625cm" draw:start-shape="id8" draw:start-glue-point="1" draw:end-shape="id12" draw:end-glue-point="2" svg:d="M12748 17577h7962v-3952" svg:viewBox="0 0 7963 3953">
          <text:p/>
        </draw:connector>
        <draw:connector draw:style-name="gr4" draw:text-style-name="P4" draw:layer="layout" draw:line-skew="-0.937cm" svg:x1="20.71cm" svg:y1="9.434cm" svg:x2="10.671cm" svg:y2="3.201cm" draw:start-shape="id12" draw:start-glue-point="0" draw:end-shape="id9" draw:end-glue-point="0" svg:d="M20710 9434v-7672h-10039v1439" svg:viewBox="0 0 10040 7673">
          <text:p/>
        </draw:connector>
        <draw:custom-shape draw:style-name="gr8" draw:text-style-name="P7" draw:layer="layout" svg:width="4.191cm" svg:height="2.621cm" svg:x="23.815cm" svg:y="2.534cm">
          <text:p text:style-name="P1">History</text:p>
          <text:p text:style-name="P1">Table</text:p>
          <text:p text:style-name="P1">(16 entri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3" draw:id="id13" draw:layer="layout" svg:width="4.191cm" svg:height="2.412cm" svg:x="23.815cm" svg:y="5.234cm">
          <text:p text:style-name="P1">Prediction</text:p>
          <text:p text:style-name="P1">Table</text:p>
          <text:p text:style-name="P1">(16 entrie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22.806cm" svg:y1="11.529cm" svg:x2="25.91cm" svg:y2="7.646cm" draw:start-shape="id12" draw:start-glue-point="1" draw:end-shape="id13" draw:end-glue-point="2" svg:d="M22806 11529h3104v-3883" svg:viewBox="0 0 3105 3884">
          <text:p/>
        </draw:connector>
        <draw:frame draw:style-name="gr11" draw:text-style-name="P8" draw:layer="layout" svg:width="6.223cm" svg:height="4.517cm" svg:x="22.463cm" svg:y="15.478cm">
          <draw:text-box>
            <text:p>Each Functional Unit has private registers and will block until data can be passed up the pipeline.</text:p>
          </draw:text-box>
        </draw:frame>
      </draw:page>
      <draw:page draw:name="page2" draw:style-name="dp1" draw:master-page-name="Default">
        <draw:custom-shape draw:style-name="gr12" draw:text-style-name="P1" xml:id="id20" draw:id="id20" draw:layer="layout" svg:width="2.919cm" svg:height="2.919cm" svg:x="7.877cm" svg:y="1.4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919cm" svg:height="2.919cm" svg:x="8.077cm" svg:y="1.6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2.919cm" svg:height="2.919cm" svg:x="8.277cm" svg:y="1.8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919cm" svg:height="2.919cm" svg:x="7.877cm" svg:y="5.1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919cm" svg:height="2.919cm" svg:x="8.077cm" svg:y="5.3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2.919cm" svg:height="2.919cm" svg:x="8.277cm" svg:y="5.502cm">
          <text:p text:style-name="P1">Decode</text:p>
          <text:p text:style-name="P1">Issue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919cm" svg:height="2.919cm" svg:x="7.877cm" svg:y="8.8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919cm" svg:height="2.919cm" svg:x="8.077cm" svg:y="9.0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4" draw:text-style-name="P9" xml:id="id16" draw:id="id16" draw:layer="layout" svg:width="2.919cm" svg:height="2.919cm" svg:x="8.277cm" svg:y="9.202cm">
          <text:p text:style-name="P1">Read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919cm" svg:height="2.919cm" svg:x="7.877cm" svg:y="12.5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919cm" svg:height="2.919cm" svg:x="8.077cm" svg:y="12.7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" draw:id="id17" draw:layer="layout" svg:width="2.919cm" svg:height="2.919cm" svg:x="8.277cm" svg:y="12.902cm">
          <text:p text:style-name="P1">Execute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919cm" svg:height="2.919cm" svg:x="8.077cm" svg:y="16.202cm">
          <text:p text:style-name="P1">Fetch</text:p>
          <text:p text:style-name="P1">(4-wide)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8" draw:id="id18" draw:layer="layout" svg:width="2.919cm" svg:height="2.919cm" svg:x="8.277cm" svg:y="16.402cm">
          <text:p text:style-name="P1">Write</text:p>
          <text:p text:style-name="P1">(2-wide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736cm" svg:y1="4.721cm" svg:x2="9.736cm" svg:y2="5.502cm" draw:start-shape="id14" draw:start-glue-point="2" draw:end-shape="id15" draw:end-glue-point="0" svg:d="M9736 4721v781" svg:viewBox="0 0 1 782">
          <text:p/>
        </draw:connector>
        <draw:connector draw:style-name="gr4" draw:text-style-name="P4" draw:layer="layout" svg:x1="9.736cm" svg:y1="8.421cm" svg:x2="9.736cm" svg:y2="9.202cm" draw:start-shape="id15" draw:start-glue-point="2" draw:end-shape="id16" draw:end-glue-point="0" svg:d="M9736 8421v781" svg:viewBox="0 0 1 782">
          <text:p/>
        </draw:connector>
        <draw:connector draw:style-name="gr4" draw:text-style-name="P4" draw:layer="layout" svg:x1="9.736cm" svg:y1="12.121cm" svg:x2="9.736cm" svg:y2="12.902cm" draw:start-shape="id16" draw:start-glue-point="2" draw:end-shape="id17" draw:end-glue-point="0" svg:d="M9736 12121v781" svg:viewBox="0 0 1 782">
          <text:p/>
        </draw:connector>
        <draw:connector draw:style-name="gr4" draw:text-style-name="P4" draw:layer="layout" svg:x1="9.736cm" svg:y1="15.821cm" svg:x2="9.736cm" svg:y2="16.402cm" draw:start-shape="id17" draw:start-glue-point="2" draw:end-shape="id18" draw:end-glue-point="0" svg:d="M9736 15821v581" svg:viewBox="0 0 1 582">
          <text:p/>
        </draw:connector>
        <draw:custom-shape draw:style-name="gr17" draw:text-style-name="P5" xml:id="id19" draw:id="id19" draw:layer="layout" svg:width="2.919cm" svg:height="2.919cm" svg:x="3.977cm" svg:y="9.202cm">
          <text:p text:style-name="P1">Reg.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436cm" svg:y1="9.202cm" svg:x2="7.877cm" svg:y2="2.861cm" draw:start-shape="id19" draw:start-glue-point="0" draw:end-shape="id20" draw:end-glue-point="3" svg:d="M5436 9202v-6341h2441" svg:viewBox="0 0 2442 6342">
          <text:p/>
        </draw:connector>
        <draw:connector draw:style-name="gr4" draw:text-style-name="P4" draw:layer="layout" svg:x1="8.277cm" svg:y1="17.861cm" svg:x2="5.436cm" svg:y2="12.121cm" draw:start-shape="id18" draw:start-glue-point="3" draw:end-shape="id19" draw:end-glue-point="2" svg:d="M8277 17861h-2841v-5740" svg:viewBox="0 0 2842 5741">
          <text:p/>
        </draw:connector>
        <draw:connector draw:style-name="gr4" draw:text-style-name="P4" draw:layer="layout" svg:x1="6.896cm" svg:y1="10.661cm" svg:x2="8.277cm" svg:y2="10.661cm" draw:start-shape="id19" draw:start-glue-point="1" draw:end-shape="id16" svg:d="M6896 10661h1381" svg:viewBox="0 0 1382 1">
          <text:p/>
        </draw:connector>
        <draw:custom-shape draw:style-name="gr18" draw:text-style-name="P11" xml:id="id21" draw:id="id21" draw:layer="layout" svg:width="2.919cm" svg:height="2.919cm" svg:x="12.177cm" svg:y="9.202cm">
          <text:p text:style-name="P1">Score.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1.196cm" svg:y1="17.861cm" svg:x2="13.636cm" svg:y2="12.121cm" draw:start-shape="id18" draw:start-glue-point="1" draw:end-shape="id21" svg:d="M11196 17861h2440v-5740" svg:viewBox="0 0 2441 5741">
          <text:p/>
        </draw:connector>
        <draw:connector draw:style-name="gr4" draw:text-style-name="P4" draw:layer="layout" svg:x1="12.177cm" svg:y1="10.661cm" svg:x2="11.196cm" svg:y2="10.661cm" draw:start-shape="id21" draw:start-glue-point="3" draw:end-shape="id16" draw:end-glue-point="1" svg:d="M12177 10661h-981" svg:viewBox="0 0 982 1">
          <text:p/>
        </draw:connector>
        <draw:connector draw:style-name="gr4" draw:text-style-name="P4" draw:layer="layout" svg:x1="11.196cm" svg:y1="6.961cm" svg:x2="13.636cm" svg:y2="9.202cm" draw:start-shape="id15" draw:start-glue-point="1" draw:end-shape="id21" svg:d="M11196 6961h2440v2241" svg:viewBox="0 0 2441 22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15:44:27.360188645</meta:creation-date>
    <dc:date>2015-12-17T16:17:36.245834195</dc:date>
    <meta:editing-duration>PT33M6S</meta:editing-duration>
    <meta:editing-cycles>6</meta:editing-cycles>
    <meta:generator>LibreOffice/4.4.2.2$Linux_X86_64 LibreOffice_project/40m0$Build-2</meta:generator>
    <meta:document-statistic meta:object-count="54"/>
  </office:meta>
</office:document-meta>
</file>